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cba3" officeooo:paragraph-rsid="0010cba3"/>
    </style:style>
    <style:style style:name="P2" style:family="paragraph" style:parent-style-name="Standard">
      <style:text-properties officeooo:rsid="001243dd" officeooo:paragraph-rsid="001243dd"/>
    </style:style>
    <style:style style:name="P3" style:family="paragraph" style:parent-style-name="Standard">
      <style:text-properties officeooo:rsid="001243dd" officeooo:paragraph-rsid="001243dd"/>
    </style:style>
    <style:style style:name="P4" style:family="paragraph" style:parent-style-name="Standard">
      <style:text-properties officeooo:rsid="00152bd3" officeooo:paragraph-rsid="00152bd3"/>
    </style:style>
    <style:style style:name="P5" style:family="paragraph" style:parent-style-name="Standard">
      <style:text-properties officeooo:rsid="00180ca2" officeooo:paragraph-rsid="00180ca2"/>
    </style:style>
    <style:style style:name="P6" style:family="paragraph" style:parent-style-name="Standard">
      <style:text-properties officeooo:rsid="00188b64" officeooo:paragraph-rsid="00188b64"/>
    </style:style>
    <style:style style:name="T1" style:family="text">
      <style:text-properties officeooo:rsid="001243dd"/>
    </style:style>
    <style:style style:name="T2" style:family="text">
      <style:text-properties officeooo:rsid="00152bd3"/>
    </style:style>
    <style:style style:name="T3" style:family="text">
      <style:text-properties officeooo:rsid="0017071b"/>
    </style:style>
    <style:style style:name="T4" style:family="text">
      <style:text-properties officeooo:rsid="00188b64"/>
    </style:style>
    <style:style style:name="T5" style:family="text">
      <style:text-properties officeooo:rsid="0018d0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You can't segfault. There's no OS to detect it.</text:p>
      <text:p text:style-name="P1">2. <text:span text:style-name="T1">a. </text:span>Largest size seems to be 16383, which is the entire memory size on the arduino fio (32K). My theory on how in does this is in says the largest addressible place is the full size of the available space, then the start of the array is the traditional best place to put it (next available), and when accessing an element, it allows for integer wrap-around, accessing places at the beginning.</text:p>
      <text:p text:style-name="P1">8191 double/int32</text:p>
      <text:p text:style-name="P1">16383 float/int16</text:p>
      <text:p text:style-name="P1">32767 char/int8</text:p>
      <text:p text:style-name="P2">b. When you run out of memory, the accessors start wrapping. So accessing 1K past the allowable amount will actually access 1K into the start.</text:p>
      <text:p text:style-name="P1"/>
      <text:p text:style-name="P2">3. <text:span text:style-name="T2">For 738 runs of 10x10 * 10x10, average calc + trasmission = 109808us (109.8ms). Just calc was 11718.9us (11.7ms).</text:span></text:p>
      <text:p text:style-name="P2"/>
      <text:p text:style-name="P4">4. With nearly the exact same program, using printf for the “transmission,” <text:span text:style-name="T5">clock</text:span>() for timing (as opposed to micros() on arduino), on an i5-3320m, the average <text:span text:style-name="T3">calculation + printing</text:span> across 1<text:span text:style-name="T3">00,</text:span>000 runs was <text:span text:style-name="T3">about 1.55722</text:span> us. <text:span text:style-name="T3">Just calculations is 0.56331us. So, the factor for compute speed is 11718.9/0.56331 = 20803.64. My computer in terms of integer mult and add performance, is 20,000 times faster. For comparison, 2600MHz / 8MHz = 325, which means the arduino is not as efficient per cycle. My computer should only be 325 times faster.</text:span></text:p>
      <text:p text:style-name="P4"/>
      <text:p text:style-name="P5">5. <text:span text:style-name="T4">Using an in-place merge sort on an array of size 100 takes on average 9955.33us (9.95ms). With the tranmission, it takes 106415us (106ms). The transmission time makes sense with the previous results: Both exercises are sending 100 int16s, so the time to transmit that should be the same. And the sorting takes just a bit less time than matrix math (at this size). But there is a big difference in number of comparisons versus number of additions and mults.</text:span></text:p>
      <text:p text:style-name="P5"/>
      <text:p text:style-name="P6">6. Sorting on my computer (same algorithm, same size array) takes on average <text:span text:style-name="T5">1.10901us</text:span> across <text:span text:style-name="T5">100</text:span>,000 runs. With printing, it takes 1.<text:span text:style-name="T5">99138us. The factor between arduino and computer for inplace merge sort is 9955.33 / 1.10901 = 8976.04. So with comparisons, the cpus are a bit clo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3T11:33:19.118845764</meta:creation-date>
    <dc:date>2014-02-04T22:40:53.922622212</dc:date>
    <meta:editing-duration>PT1H46M44S</meta:editing-duration>
    <meta:editing-cycles>2</meta:editing-cycles>
    <meta:generator>LibreOffice/4.1.4.2$Linux_X86_64 LibreOffice_project/410m0$Build-2</meta:generator>
    <meta:document-statistic meta:table-count="0" meta:image-count="0" meta:object-count="0" meta:page-count="1" meta:paragraph-count="10" meta:word-count="349" meta:character-count="2035" meta:non-whitespace-character-count="1696"/>
  </office:meta>
</office:document-meta>
</file>